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0100000001484C625A.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scrollbar="false" draw:frame-display-border="tru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lasemaine.fr/category/societe/" text:style-name="Internet_20_link" text:visited-style-name="Visited_20_Internet_20_Link">Société</text:a></text:p>
      <text:h text:style-name="Heading_20_1" text:outline-level="1"><text:a xlink:type="simple" xlink:href="https://www.lasemaine.fr/societe/nancy-une-foire-a-lequipement-pour-amenager-a-prix-reduit/" text:style-name="Internet_20_link" text:visited-style-name="Visited_20_Internet_20_Link">https://www.lasemaine.fr/societe/nancy-une-foire-a-lequipement-pour-amenager-a-prix-reduit/</text:a> </text:h>
      <text:h text:style-name="Heading_20_1" text:outline-level="1">Nancy. Une « foire à l’équipement » pour aménager à prix réduit</text:h>
      <text:p text:style-name="Text_20_body">La Métropole du Grand Nancy organise un événement basé autour du réemploi. Une manière de proposer de l’équipement ménager et électroménager à bas prix tout en favorisant l’économie circulaire et le recyclage.</text:p>
      <text:p text:style-name="P2">Lecture : 1 min </text:p>
      <text:section text:style-name="Sect1" text:name="author-infos">
        <text:p text:style-name="P3"><draw:frame draw:style-name="fr2" draw:name="Image1" text:anchor-type="as-char" svg:width="2.54cm" svg:height="2.54cm" draw:z-index="0"><draw:image xlink:href="Pictures/100000000000000100000001484C625A.gif" xlink:type="simple" xlink:show="embed" xlink:actuate="onLoad" draw:mime-type="image/gif"/></draw:frame></text:p>
        <text:p text:style-name="P2">Par <text:a xlink:type="simple" xlink:href="https://www.lasemaine.fr/author/jennifer-febvay-2/" text:style-name="Internet_20_link" text:visited-style-name="Visited_20_Internet_20_Link">Jennifer Febvay</text:a></text:p>
      </text:section>
      <text:p text:style-name="P2"><draw:frame draw:style-name="fr1" draw:name="Image2" text:anchor-type="as-char" svg:width="17.376cm" svg:height="11.591cm" draw:z-index="1"><draw:image xlink:href="Pictures/100000000000000100000001484C625A.gif" xlink:type="simple" xlink:show="embed" xlink:actuate="onLoad" draw:mime-type="image/gif"/></draw:frame></text:p>
      <text:p text:style-name="Text_20_body">Partager l’article<text:a xlink:type="simple" xlink:href="https://facebook.com/sharer/sharer.php?u=https%3A%2F%2Fwww.lasemaine.fr%2Fsociete%2Fnancy-une-foire-a-lequipement-pour-amenager-a-prix-reduit%2F" office:target-frame-name="_blank" xlink:show="new" text:style-name="Internet_20_link" text:visited-style-name="Visited_20_Internet_20_Link"> </text:a></text:p>
      <text:p text:style-name="Text_20_body"><text:soft-page-break/>La rentrée approche et vient souvent avec le moment de déménagements. <text:a xlink:type="simple" xlink:href="https://www.lasemaine.fr/immobilier/etudiants-a-nancy-des-colocations-a-loyer-reduit-en-echange-dun-engagement-solidaire/" text:style-name="Internet_20_link" text:visited-style-name="Visited_20_Internet_20_Link">Étudiants</text:a> ou nouveaux arrivants, la <text:a xlink:type="simple" xlink:href="https://www.lasemaine.fr/politique/meurthe-et-moselle-a-quoi-ressemblera-le-grand-nancy-de-2050/" text:style-name="Internet_20_link" text:visited-style-name="Visited_20_Internet_20_Link">Métropole du Grand Nancy</text:a> organise une « foire à l’équipement » pour aménager son logement sans se ruiner. Rendez-vous de 9 heures à 17 heures le samedi 6 septembre 2025 à la salle des fêtes de Gentilly (avenue du Rhin à Nancy). Mobilier, petit électroménager, ustensiles de cuisine, équipement numérique, vêtements, objets de décoration, vélos… Une large gamme d’articles issus du réemploi sera proposée à petits prix.</text:p>
      <text:section text:style-name="Sect1" text:name="incontent1">
        <text:p text:style-name="P4"><draw:frame draw:style-name="fr3" draw:name="Object1" text:anchor-type="as-char" svg:width="7.938cm" svg:height="6.615cm" draw:z-index="2"><draw:floating-frame xlink:href="about:blank" xlink:type="simple" xlink:show="embed" xlink:actuate="onLoad"/></draw:frame></text:p>
      </text:section>
      <text:p text:style-name="Text_20_body">Les objets mis en vente le sont par divers acteurs locaux du réemploi et de l’économie circulaire : Envie, La Benne Idée, La Fabrique, De Laine en Rêves, Si l’on se parlait, Le Relais, SOS Futur, les Écollecteurs, Dynamo, Infosel Ulis, Rebond Ulis, Cultures et partages, Au Temps Recyclés, Super Kwetsch, la Croix-Rouge Insertion, le Seize, la Pulperie, Sand’création, Tricot Couture Service ainsi que le réseau des <text:a xlink:type="simple" xlink:href="https://www.lasemaine.fr/commerce/ca-ouvre-ca-ferme/metz-bricoler-reparer-et-rencontrer-dans-ce-nouveau-lieu/" text:style-name="Internet_20_link" text:visited-style-name="Visited_20_Internet_20_Link">Repair’cafés</text:a>.</text:p>
      <text:p text:style-name="Text_20_body">En parallèle, des animations « do it yourself » (« fais-le toi-même ») rythmeront la journée. La Ligue Grand Est du sport universitaire installera une zone de gratuité dédiée aux vêtements de sport tandis que le Crous Lorraine et la Meije tiendront des stands d’informations utiles pour les étudiants. La Maison du vélo et les Ambassadeurs du tri de la Métropole du Grand Nancy seront également présents. Enfin, l’association Vert t’y go assurera une petite restauration sur plac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33:37.627221343</meta:creation-date>
    <dc:date>2026-01-27T12:34:22.728578211</dc:date>
    <meta:editing-duration>PT46S</meta:editing-duration>
    <meta:editing-cycles>1</meta:editing-cycles>
    <meta:document-statistic meta:table-count="0" meta:image-count="2" meta:object-count="1" meta:page-count="2" meta:paragraph-count="13" meta:word-count="284" meta:character-count="1859" meta:non-whitespace-character-count="1582"/>
    <meta:generator>LibreOffice/24.2.7.2$Linux_X86_64 LibreOffice_project/420$Build-2</meta:generator>
  </office:meta>
</office:document-meta>
</file>